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3" table:number-rows-repeated="14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08">00/00/0000</text:date>, <text:time style:data-style-name="N2" text:time-value="21:06:31.5830133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08T21:07:11.402374533</dc:date>
    <meta:editing-duration>PT14H34M10S</meta:editing-duration>
    <meta:editing-cycles>425</meta:editing-cycles>
    <meta:document-statistic meta:table-count="1" meta:cell-count="2700" meta:object-count="0"/>
  </office:meta>
</office:document-meta>
</file>